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559in" table:align="left"/>
    </style:style>
    <style:style style:name="Table1.A" style:family="table-column">
      <style:table-column-properties style:column-width="2.084in"/>
    </style:style>
    <style:style style:name="Table1.B" style:family="table-column">
      <style:table-column-properties style:column-width="3.47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✅ <text:span text:style-name="Strong_20_Emphasis">What is Docker Compose?</text:span></text:h>
      <text:p text:style-name="Text_20_body"><text:span text:style-name="Strong_20_Emphasis">Docker Compose</text:span> is a tool used to define and run <text:span text:style-name="Strong_20_Emphasis">multi-container Docker applications</text:span> using a YAML file called <text:span text:style-name="Source_20_Text">docker-compose.yml</text:span>.</text:p>
      <text:h text:style-name="Heading_20_3" text:outline-level="3">🔍 Why use Compose?</text:h>
      <text:list text:style-name="L1">
        <text:list-item>
          <text:p text:style-name="P5">Easily define <text:span text:style-name="Strong_20_Emphasis">services</text:span>, <text:span text:style-name="Strong_20_Emphasis">networks</text:span>, and <text:span text:style-name="Strong_20_Emphasis">volumes</text:span> in one file.</text:p>
        </text:list-item>
        <text:list-item>
          <text:p text:style-name="P5">Start all containers with <text:span text:style-name="Strong_20_Emphasis">one command</text:span>.</text:p>
        </text:list-item>
        <text:list-item>
          <text:p text:style-name="P5">Simplifies <text:span text:style-name="Strong_20_Emphasis">development, testing, and deployment</text:span>.</text:p>
        </text:list-item>
      </text:list>
      <text:p text:style-name="Horizontal_20_Line"/>
      <text:h text:style-name="Heading_20_2" text:outline-level="2">🧾 <text:span text:style-name="Strong_20_Emphasis">Sample </text:span><text:span text:style-name="Strong_20_Emphasis"><text:span text:style-name="Source_20_Text">docker-compose.yml</text:span></text:span><text:span text:style-name="Strong_20_Emphasis"> File</text:span></text:h>
      <text:p text:style-name="Preformatted_20_Text">yaml</text:p>
      <text:p text:style-name="Preformatted_20_Text">CopyEdit</text:p>
      <text:p text:style-name="P1"><text:span text:style-name="Source_20_Text">version: '3'</text:span></text:p>
      <text:p text:style-name="P3"><text:span text:style-name="Source_20_Text">services:</text:span></text:p>
      <text:p text:style-name="P3"><text:span text:style-name="Source_20_Text"><text:s text:c="2"/>web:</text:span></text:p>
      <text:p text:style-name="P3"><text:span text:style-name="Source_20_Text"><text:s text:c="4"/>image: nginx</text:span></text:p>
      <text:p text:style-name="P3"><text:span text:style-name="Source_20_Text"><text:s text:c="4"/>ports:</text:span></text:p>
      <text:p text:style-name="P4"><text:span text:style-name="Source_20_Text"><text:s text:c="6"/>- "8080:80"</text:span></text:p>
      <text:h text:style-name="Heading_20_3" text:outline-level="3">🔍 Explanation:</text:h>
      <text:list text:style-name="L2">
        <text:list-item>
          <text:p text:style-name="P6"><text:span text:style-name="Source_20_Text">version: '3'</text:span>: Defines the Compose file format version.</text:p>
        </text:list-item>
        <text:list-item>
          <text:p text:style-name="P6"><text:span text:style-name="Source_20_Text">services</text:span>: Lists the containers (services) you want to run.</text:p>
        </text:list-item>
        <text:list-item>
          <text:p text:style-name="P6"><text:span text:style-name="Source_20_Text">web</text:span>: A custom name for this service.</text:p>
        </text:list-item>
        <text:list-item>
          <text:p text:style-name="P6"><text:span text:style-name="Source_20_Text">image: nginx</text:span>: Pulls and runs the <text:span text:style-name="Strong_20_Emphasis">nginx</text:span> image.</text:p>
        </text:list-item>
        <text:list-item>
          <text:p text:style-name="P6"><text:span text:style-name="Source_20_Text">ports: "8080:80"</text:span>: Maps host's port 8080 to container's port 80.</text:p>
        </text:list-item>
      </text:list>
      <text:p text:style-name="Horizontal_20_Line"/>
      <text:h text:style-name="Heading_20_2" text:outline-level="2">🧑‍💻 <text:span text:style-name="Strong_20_Emphasis">How to Run This</text:span></text:h>
      <text:h text:style-name="Heading_20_3" text:outline-level="3">🔨 Step 1: Save the YAML</text:h>
      <text:p text:style-name="Text_20_body">Save the file as <text:span text:style-name="Source_20_Text">docker-compose.yml</text:span> in a directory.</text:p>
      <text:h text:style-name="Heading_20_3" text:outline-level="3">🔨 Step 2: Run the service</text:h>
      <text:p text:style-name="Preformatted_20_Text">bash</text:p>
      <text:p text:style-name="Preformatted_20_Text">CopyEdit</text:p>
      <text:p text:style-name="P2"><text:span text:style-name="Source_20_Text">docker-compose up -d</text:span></text:p>
      <text:list text:style-name="L3">
        <text:list-item>
          <text:p text:style-name="P7"><text:span text:style-name="Source_20_Text">up</text:span>: Builds and starts the container(s).</text:p>
        </text:list-item>
        <text:list-item>
          <text:p text:style-name="P7"><text:span text:style-name="Source_20_Text">-d</text:span>: Detached mode (runs in the background).</text:p>
        </text:list-item>
      </text:list>
      <text:p text:style-name="Horizontal_20_Line"><text:soft-page-break/></text:p>
      <text:h text:style-name="Heading_20_2" text:outline-level="2">📦 Other Common Docker Compose Command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mmand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docker-compose up</text:span></text:p>
          </table:table-cell>
          <table:table-cell table:style-name="Table1.A1" office:value-type="string">
            <text:p text:style-name="Table_20_Contents">Builds, (re)creates, starts containers.</text:p>
          </table:table-cell>
        </table:table-row>
        <table:table-row>
          <table:table-cell table:style-name="Table1.A1" office:value-type="string">
            <text:p text:style-name="Table_20_Contents"><text:span text:style-name="Source_20_Text">docker-compose up -d</text:span></text:p>
          </table:table-cell>
          <table:table-cell table:style-name="Table1.A1" office:value-type="string">
            <text:p text:style-name="Table_20_Contents">Runs containers in the background.</text:p>
          </table:table-cell>
        </table:table-row>
        <table:table-row>
          <table:table-cell table:style-name="Table1.A1" office:value-type="string">
            <text:p text:style-name="Table_20_Contents"><text:span text:style-name="Source_20_Text">docker-compose down</text:span></text:p>
          </table:table-cell>
          <table:table-cell table:style-name="Table1.A1" office:value-type="string">
            <text:p text:style-name="Table_20_Contents">Stops and removes containers, networks, volumes.</text:p>
          </table:table-cell>
        </table:table-row>
        <table:table-row>
          <table:table-cell table:style-name="Table1.A1" office:value-type="string">
            <text:p text:style-name="Table_20_Contents"><text:span text:style-name="Source_20_Text">docker-compose logs</text:span></text:p>
          </table:table-cell>
          <table:table-cell table:style-name="Table1.A1" office:value-type="string">
            <text:p text:style-name="Table_20_Contents">Shows logs from all services.</text:p>
          </table:table-cell>
        </table:table-row>
        <table:table-row>
          <table:table-cell table:style-name="Table1.A1" office:value-type="string">
            <text:p text:style-name="Table_20_Contents"><text:span text:style-name="Source_20_Text">docker-compose build</text:span></text:p>
          </table:table-cell>
          <table:table-cell table:style-name="Table1.A1" office:value-type="string">
            <text:p text:style-name="Table_20_Contents">Builds/rebuilds the service images.</text:p>
          </table:table-cell>
        </table:table-row>
      </table:table>
      <text:p text:style-name="Horizontal_20_Line"/>
      <text:h text:style-name="Heading_20_2" text:outline-level="2">🧪 Try It</text:h>
      <text:p text:style-name="Preformatted_20_Text">bash</text:p>
      <text:p text:style-name="Preformatted_20_Text">CopyEdit</text:p>
      <text:p text:style-name="P1"><text:span text:style-name="Source_20_Text">mkdir mycomposeapp</text:span></text:p>
      <text:p text:style-name="P3"><text:span text:style-name="Source_20_Text">cd mycomposeapp</text:span></text:p>
      <text:p text:style-name="P3"><text:span text:style-name="Source_20_Text">nano docker-compose.yml</text:span></text:p>
      <text:p text:style-name="P3"><text:span text:style-name="Source_20_Text"># Paste the YAML, save and exit</text:span></text:p>
      <text:p text:style-name="P4"><text:span text:style-name="Source_20_Text">docker-compose up -d</text:span></text:p>
      <text:p text:style-name="Text_20_body">Now open your browser and go to: <text:a xlink:type="simple" xlink:href="http://localhost:8080/" office:target-frame-name="_new" xlink:show="replace" text:style-name="Internet_20_link" text:visited-style-name="Visited_20_Internet_20_Link">http://localhost:8080</text:a><text:line-break/>You’ll see the default <text:span text:style-name="Strong_20_Emphasis">nginx</text:span> welcome page.</text:p>
      <text:p text:style-name="Horizontal_20_Line"/>
      <text:h text:style-name="Heading_20_2" text:outline-level="2">🎯 Interview Questions</text:h>
      <text:list text:style-name="L4">
        <text:list-item>
          <text:p text:style-name="P8"><text:span text:style-name="Strong_20_Emphasis">What is Docker Compose and why is it used?</text:span></text:p>
        </text:list-item>
        <text:list-item>
          <text:p text:style-name="P8"><text:span text:style-name="Strong_20_Emphasis">How does Docker Compose help in multi-container environments?</text:span></text:p>
        </text:list-item>
        <text:list-item>
          <text:p text:style-name="P8"><text:span text:style-name="Strong_20_Emphasis">What is the difference between </text:span><text:span text:style-name="Strong_20_Emphasis"><text:span text:style-name="Source_20_Text">up</text:span></text:span><text:span text:style-name="Strong_20_Emphasis"> and </text:span><text:span text:style-name="Strong_20_Emphasis"><text:span text:style-name="Source_20_Text">up -d</text:span></text:span><text:span text:style-name="Strong_20_Emphasis">?</text:span></text:p>
        </text:list-item>
        <text:list-item>
          <text:p text:style-name="P8"><text:span text:style-name="Strong_20_Emphasis">How do you persist data in Docker Compose using volumes?</text:span></text:p>
        </text:list-item>
        <text:list-item>
          <text:p text:style-name="P8"><text:span text:style-name="Strong_20_Emphasis">Can you define custom networks in Compose? How?</text:span></text:p>
        </text:list-item>
      </text:list>
      <text:p text:style-name="Horizontal_20_Line"/>
      <text:p text:style-name="Text_20_body">Let me know if you want:</text:p>
      <text:list text:style-name="L5">
        <text:list-item>
          <text:p text:style-name="P9">Example with multiple services (like Nginx + app + DB)</text:p>
        </text:list-item>
        <text:list-item>
          <text:p text:style-name="P9">Explanation of volumes or environment variables in Compose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0T11:55:37.314828625</meta:creation-date>
    <dc:date>2025-07-30T11:55:55.787753129</dc:date>
    <meta:editing-duration>PT18S</meta:editing-duration>
    <meta:editing-cycles>1</meta:editing-cycles>
    <meta:document-statistic meta:table-count="1" meta:image-count="0" meta:object-count="0" meta:page-count="2" meta:paragraph-count="61" meta:word-count="317" meta:character-count="1918" meta:non-whitespace-character-count="1663"/>
    <meta:generator>LibreOffice/24.2.7.2$Linux_X86_64 LibreOffice_project/420$Build-2</meta:generator>
  </office:meta>
</office:document-meta>
</file>